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0b14ac" officeooo:paragraph-rsid="000b14ac" style:font-size-asian="16pt" style:font-size-complex="16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color="#000000" style:font-name="DejaVu Sans Mono" fo:font-size="11.3000001907349pt" officeooo:rsid="000b14ac" officeooo:paragraph-rsid="000b14ac" style:font-size-asian="16pt" style:font-size-complex="16pt"/>
    </style:style>
    <style:style style:name="T1" style:family="text">
      <style:text-properties fo:background-color="#e4e4ff" loext:char-shading-value="0"/>
    </style:style>
    <style:style style:name="T2" style:family="text">
      <style:text-properties fo:color="#000080" fo:font-weight="bold"/>
    </style:style>
    <style:style style:name="T3" style:family="text">
      <style:text-properties fo:color="#008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رای اینکه یک شناسه ی یکتا یا به قول خودمان uniqe داشته باشیم خیلی کار ساده باید انجام دهیم اول نصب پکیج مربوطه است:</text:p>
      <text:p text:style-name="P1"/>
      <text:p text:style-name="P1">npm install node-uuid –save-dev</text:p>
      <text:p text:style-name="P1"/>
      <text:p text:style-name="P1">نمی دانم چرا اندرو پسوند dev را هم داد زیرا به نظرم این پکیج فقط برای develop کردن نیست اما در هر حال دستور فوق را اندرو داده است . </text:p>
      <text:p text:style-name="P1"/>
      <text:p text:style-name="P1">مرحله ی دیگر این است که ان را ایمپورت کنیم :</text:p>
      <text:p text:style-name="P1"/>
      <text:p text:style-name="P2"><text:span text:style-name="T2">import </text:span><text:span text:style-name="T1">uuid</text:span> <text:span text:style-name="T2">from </text:span><text:span text:style-name="T3">'node-uuid'</text:span>;</text:p>
      <text:p text:style-name="P1"/>
      <text:p text:style-name="P1">و به همین سادگی می توانیم با فراخوانی تابع uuid() به یک شناسه ی ۴۰ رقمی برایمان تولید می کن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0T17:59:16.332259134</dc:date>
    <meta:editing-duration>PT13M1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3" meta:character-count="445" meta:non-whitespace-character-count="357"/>
  </office:meta>
</office:document-meta>
</file>